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in {</text:p>
      <text:p text:style-name="Standard"><text:s text:c="2"/>display: flex;</text:p>
      <text:p text:style-name="Standard">}</text:p>
      <text:p text:style-name="Standard">main &gt; div:nth-child(1) {</text:p>
      <text:p text:style-name="Standard"><text:s text:c="2"/>flex-grow: 2;</text:p>
      <text:p text:style-name="Standard"><text:s text:c="2"/>border-right: 1px solid grey;</text:p>
      <text:p text:style-name="Standard">}</text:p>
      <text:p text:style-name="Standard">main &gt; div:nth-child(2) {</text:p>
      <text:p text:style-name="Standard"><text:s text:c="2"/>flex-grow: 1;</text:p>
      <text:p text:style-name="Standard">}</text:p>
      <text:p text:style-name="Standard">main &gt; div {</text:p>
      <text:p text:style-name="Standard"><text:s text:c="2"/>padding: 0 30px 0;</text:p>
      <text:p text:style-name="Standard">}</text:p>
      <text:p text:style-name="Standard"/>
      <text:p text:style-name="Standard">header {</text:p>
      <text:p text:style-name="Standard"><text:s text:c="2"/>display: flex;</text:p>
      <text:p text:style-name="Standard"><text:s text:c="2"/>align-items: center;</text:p>
      <text:p text:style-name="Standard">}</text:p>
      <text:p text:style-name="Standard">header div:nth-child(2) {</text:p>
      <text:p text:style-name="Standard"><text:s text:c="2"/>margin-left: auto;</text:p>
      <text:p text:style-name="Standard">}</text:p>
      <text:p text:style-name="Standard"/>
      <text:p text:style-name="Standard">.news-detail {</text:p>
      <text:p text:style-name="Standard"><text:s text:c="2"/>margin-top: 20px;</text:p>
      <text:p text:style-name="Standard"><text:s text:c="2"/>padding: 0 10px 0 10px;</text:p>
      <text:p text:style-name="Standard"><text:s text:c="2"/>border-top: 1px solid gray;</text:p>
      <text:p text:style-name="Standard"><text:s text:c="2"/>border-right: 3px solid gray;</text:p>
      <text:p text:style-name="Standard"><text:s text:c="2"/>border-bottom: 1px solid gray;</text:p>
      <text:p text:style-name="Standard"><text:s text:c="2"/>border-left: 3px solid gray;</text:p>
      <text:p text:style-name="Standard">}</text:p>
      <text:p text:style-name="Standard"/>
      <text:p text:style-name="Standard">.images {</text:p>
      <text:p text:style-name="Standard"><text:s text:c="2"/>display: flex;</text:p>
      <text:p text:style-name="Standard"><text:s text:c="2"/>flex-flow: row wrap;</text:p>
      <text:p text:style-name="Standard">}</text:p>
      <text:p text:style-name="Standard">.images &gt; img {</text:p>
      <text:p text:style-name="Standard"><text:s text:c="2"/>width: 200px;</text:p>
      <text:p text:style-name="Standard"><text:s text:c="2"/>padding: 15px;</text:p>
      <text:p text:style-name="Standard">}</text:p>
      <text:p text:style-name="Standard"/>
      <text:p text:style-name="Standard">ol {</text:p>
      <text:p text:style-name="Standard"><text:s text:c="2"/>list-style-type: none;</text:p>
      <text:p text:style-name="Standard">}</text:p>
      <text:p text:style-name="Standard"/>
      <text:p text:style-name="Standard">.brand-details {</text:p>
      <text:p text:style-name="Standard"><text:s text:c="2"/>display: flex;</text:p>
      <text:p text:style-name="Standard"><text:s text:c="2"/>border: 1px solid gray;</text:p>
      <text:p text:style-name="Standard">}</text:p>
      <text:p text:style-name="Standard">.brand {</text:p>
      <text:p text:style-name="Standard"><text:s text:c="2"/>font-weight: bold;</text:p>
      <text:p text:style-name="Standard"><text:s text:c="2"/>flex-grow: 1;</text:p>
      <text:p text:style-name="Standard">}</text:p>
      <text:p text:style-name="Standard"><text:soft-page-break/>.brand, .description {</text:p>
      <text:p text:style-name="Standard"><text:s text:c="2"/>display: flex;</text:p>
      <text:p text:style-name="Standard"><text:s text:c="2"/>align-items: center;</text:p>
      <text:p text:style-name="Standard"><text:s text:c="2"/>border-right: 1px solid gray;</text:p>
      <text:p text:style-name="Standard"><text:s text:c="2"/>padding: 5px;</text:p>
      <text:p text:style-name="Standard">}</text:p>
      <text:p text:style-name="Standard">.description {</text:p>
      <text:p text:style-name="Standard"><text:s text:c="3"/>flex-grow: 4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9T17:08:23.685000000</dc:date>
    <meta:editing-duration>PT36M36S</meta:editing-duration>
    <meta:editing-cycles>2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56" meta:word-count="128" meta:character-count="807" meta:non-whitespace-character-count="678"/>
  </office:meta>
</office:document-meta>
</file>